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0000ff"/>
    </style:style>
    <style:style style:name="T2" style:family="text">
      <style:text-properties fo:color="#ff00ff"/>
    </style:style>
    <style:style style:name="T3" style:family="text">
      <style:text-properties fo:color="#800000"/>
    </style:style>
    <style:style style:name="T4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T1">&lt;!</text:span><text:span text:style-name="T2">DOCTYPE html</text:span><text:span text:style-name="T1">&gt;</text:span></text:p>
      <text:p text:style-name="Preformatted_20_Text"><text:span text:style-name="T1">&lt;</text:span><text:span text:style-name="T3">html</text:span><text:span text:style-name="T1">&gt;</text:span></text:p>
      <text:p text:style-name="Preformatted_20_Text"><text:span text:style-name="T1">&lt;</text:span><text:span text:style-name="T3">head</text:span><text:span text:style-name="T1">&gt;</text:span></text:p>
      <text:p text:style-name="Preformatted_20_Text"/>
      <text:p text:style-name="Preformatted_20_Text"/>
      <text:p text:style-name="Preformatted_20_Text"><text:span text:style-name="T1">&lt;</text:span><text:span text:style-name="T3">img </text:span><text:span text:style-name="T4">src</text:span><text:span text:style-name="T1">="top_full.jpg"</text:span><text:span text:style-name="T4"> <text:s text:c="2"/>style</text:span><text:span text:style-name="T1">="width:1300px;height:158px;"&gt;</text:span></text:p>
      <text:p text:style-name="Preformatted_20_Text"><text:span text:style-name="T1">&lt;</text:span><text:span text:style-name="T3">div </text:span><text:span text:style-name="T4">class</text:span><text:span text:style-name="T1">="tab"&gt;</text:span></text:p>
      <text:p text:style-name="Preformatted_20_Text"><text:s text:c="2"/><text:span text:style-name="T1">&lt;</text:span><text:span text:style-name="T3">button </text:span><text:span text:style-name="T4">class</text:span><text:span text:style-name="T1">="tablinks"</text:span><text:span text:style-name="T4"> onclick</text:span><text:span text:style-name="T1">="openTab(event, 'AboutUs')"&gt;</text:span>About Us<text:span text:style-name="T1">&lt;/</text:span><text:span text:style-name="T3">button</text:span><text:span text:style-name="T1">&gt;</text:span></text:p>
      <text:p text:style-name="Preformatted_20_Text"><text:s text:c="2"/><text:span text:style-name="T1">&lt;</text:span><text:span text:style-name="T3">button </text:span><text:span text:style-name="T4">class</text:span><text:span text:style-name="T1">="tablinks"</text:span><text:span text:style-name="T4"> onclick</text:span><text:span text:style-name="T1">="openTab(event, 'Contact')"&gt;</text:span>Contact<text:span text:style-name="T1">&lt;/</text:span><text:span text:style-name="T3">button</text:span><text:span text:style-name="T1">&gt;</text:span></text:p>
      <text:p text:style-name="Preformatted_20_Text"><text:s text:c="2"/><text:span text:style-name="T1">&lt;</text:span><text:span text:style-name="T3">button </text:span><text:span text:style-name="T4">class</text:span><text:span text:style-name="T1">="tablinks"</text:span><text:span text:style-name="T4"> onclick</text:span><text:span text:style-name="T1">="openTab(event, 'Clients')"&gt;</text:span>Clients<text:span text:style-name="T1">&lt;/</text:span><text:span text:style-name="T3">button</text:span><text:span text:style-name="T1">&gt;</text:span></text:p>
      <text:p text:style-name="Preformatted_20_Text"><text:span text:style-name="T1">&lt;/</text:span><text:span text:style-name="T3">div</text:span><text:span text:style-name="T1">&gt;</text:span></text:p>
      <text:p text:style-name="Preformatted_20_Text"/>
      <text:p text:style-name="Preformatted_20_Text"><text:span text:style-name="T1">&lt;</text:span><text:span text:style-name="T3">div </text:span><text:span text:style-name="T4">id</text:span><text:span text:style-name="T1">="AboutUs"</text:span><text:span text:style-name="T4"> class</text:span><text:span text:style-name="T1">="tabcontent"&gt;</text:span></text:p>
      <text:p text:style-name="Preformatted_20_Text"><text:span text:style-name="T1">&lt;</text:span><text:span text:style-name="T3">span </text:span><text:span text:style-name="T4">onclick</text:span><text:span text:style-name="T1">="this.parentElement.style.display='none'"</text:span><text:span text:style-name="T4"> class</text:span><text:span text:style-name="T1">="topright"&gt;</text:span>x<text:span text:style-name="T1">&lt;/</text:span><text:span text:style-name="T3">span</text:span><text:span text:style-name="T1">&gt;</text:span></text:p>
      <text:p text:style-name="Preformatted_20_Text"><text:s text:c="2"/><text:span text:style-name="T1">&lt;</text:span><text:span text:style-name="T3">h3</text:span><text:span text:style-name="T1">&gt;</text:span>About Us<text:span text:style-name="T1">&lt;/</text:span><text:span text:style-name="T3">h3</text:span><text:span text:style-name="T1">&gt;</text:span></text:p>
      <text:p text:style-name="Preformatted_20_Text"><text:s text:c="2"/><text:span text:style-name="T1">&lt;</text:span><text:span text:style-name="T3">p</text:span><text:span text:style-name="T1">&gt;</text:span>First generation is a publication house based out of New Delhi.We currently have business in New Delhi ,UP,Bihar and are all set to expand in other states shortly.<text:span text:style-name="T1">&lt;/</text:span><text:span text:style-name="T3">p</text:span><text:span text:style-name="T1">&gt;</text:span></text:p>
      <text:p text:style-name="Preformatted_20_Text"><text:s text:c="2"/></text:p>
      <text:p text:style-name="Preformatted_20_Text"><text:span text:style-name="T1">&lt;/</text:span><text:span text:style-name="T3">div</text:span><text:span text:style-name="T1">&gt;</text:span></text:p>
      <text:p text:style-name="Preformatted_20_Text"/>
      <text:p text:style-name="Preformatted_20_Text"><text:span text:style-name="T1">&lt;</text:span><text:span text:style-name="T3">div </text:span><text:span text:style-name="T4">id</text:span><text:span text:style-name="T1">="Contact"</text:span><text:span text:style-name="T4"> class</text:span><text:span text:style-name="T1">="tabcontent"&gt;</text:span></text:p>
      <text:p text:style-name="Preformatted_20_Text"><text:span text:style-name="T1">&lt;</text:span><text:span text:style-name="T3">span </text:span><text:span text:style-name="T4">onclick</text:span><text:span text:style-name="T1">="this.parentElement.style.display='none'"</text:span><text:span text:style-name="T4"> class</text:span><text:span text:style-name="T1">="topright"&gt;</text:span>x<text:span text:style-name="T1">&lt;/</text:span><text:span text:style-name="T3">span</text:span><text:span text:style-name="T1">&gt;</text:span></text:p>
      <text:p text:style-name="Preformatted_20_Text"><text:s text:c="2"/><text:span text:style-name="T1">&lt;</text:span><text:span text:style-name="T3">h3</text:span><text:span text:style-name="T1">&gt;</text:span>Contact<text:span text:style-name="T1">&lt;/</text:span><text:span text:style-name="T3">h3</text:span><text:span text:style-name="T1">&gt;</text:span></text:p>
      <text:p text:style-name="Preformatted_20_Text"><text:s text:c="2"/><text:span text:style-name="T1">&lt;</text:span><text:span text:style-name="T3">p</text:span><text:span text:style-name="T1">&gt;</text:span></text:p>
      <text:p text:style-name="Preformatted_20_Text"><text:s text:c="2"/></text:p>
      <text:p text:style-name="Preformatted_20_Text"><text:s text:c="2"/><text:span text:style-name="T1">&lt;</text:span><text:span text:style-name="T3">br</text:span><text:span text:style-name="T1">&gt;</text:span>Mr Shubhash: +91 9958610212<text:span text:style-name="T1">&lt;/</text:span><text:span text:style-name="T3">br</text:span><text:span text:style-name="T1">&gt;</text:span> </text:p>
      <text:p text:style-name="Preformatted_20_Text"><text:s text:c="2"/><text:span text:style-name="T1">&lt;</text:span><text:span text:style-name="T3">br</text:span><text:span text:style-name="T1">&gt;</text:span>Mr Mishra <text:s/>: +91 8951018801<text:span text:style-name="T1">&lt;/</text:span><text:span text:style-name="T3">br</text:span><text:span text:style-name="T1">&gt;&lt;/</text:span><text:span text:style-name="T3">p</text:span><text:span text:style-name="T1">&gt;</text:span> </text:p>
      <text:p text:style-name="Preformatted_20_Text"><text:span text:style-name="T1">&lt;/</text:span><text:span text:style-name="T3">div</text:span><text:span text:style-name="T1">&gt;</text:span></text:p>
      <text:p text:style-name="Preformatted_20_Text"/>
      <text:p text:style-name="Preformatted_20_Text"><text:span text:style-name="T1">&lt;</text:span><text:span text:style-name="T3">div </text:span><text:span text:style-name="T4">id</text:span><text:span text:style-name="T1">="Clients"</text:span><text:span text:style-name="T4"> class</text:span><text:span text:style-name="T1">="tabcontent"&gt;</text:span></text:p>
      <text:p text:style-name="Preformatted_20_Text"><text:span text:style-name="T1">&lt;</text:span><text:span text:style-name="T3">span </text:span><text:span text:style-name="T4">onclick</text:span><text:span text:style-name="T1">="this.parentElement.style.display='none'"</text:span><text:span text:style-name="T4"> class</text:span><text:span text:style-name="T1">="topright"&gt;</text:span>x<text:span text:style-name="T1">&lt;/</text:span><text:span text:style-name="T3">span</text:span><text:span text:style-name="T1">&gt;</text:span></text:p>
      <text:p text:style-name="Preformatted_20_Text"><text:s text:c="2"/><text:span text:style-name="T1">&lt;</text:span><text:span text:style-name="T3">h3</text:span><text:span text:style-name="T1">&gt;</text:span>Clients<text:span text:style-name="T1">&lt;/</text:span><text:span text:style-name="T3">h3</text:span><text:span text:style-name="T1">&gt;</text:span></text:p>
      <text:p text:style-name="Preformatted_20_Text"><text:s text:c="2"/><text:span text:style-name="T1">&lt;</text:span><text:span text:style-name="T3">p</text:span><text:span text:style-name="T1">&gt;</text:span></text:p>
      <text:p text:style-name="Preformatted_20_Text"><text:s text:c="5"/></text:p>
      <text:p text:style-name="Preformatted_20_Text"><text:s text:c="8"/><text:span text:style-name="T1">&lt;</text:span><text:span text:style-name="T3">br</text:span><text:span text:style-name="T1">&gt;</text:span>Modern Holi Cross School,Madhubani<text:span text:style-name="T1">&lt;/</text:span><text:span text:style-name="T3">br</text:span><text:span text:style-name="T1">&gt;</text:span></text:p>
      <text:p text:style-name="Preformatted_20_Text"><text:s text:c="8"/><text:span text:style-name="T1">&lt;</text:span><text:span text:style-name="T3">br</text:span><text:span text:style-name="T1">&gt;</text:span>Broothers Public School,Madhubani<text:span text:style-name="T1">&lt;/</text:span><text:span text:style-name="T3">br</text:span><text:span text:style-name="T1">&gt;</text:span></text:p>
      <text:p text:style-name="Preformatted_20_Text"><text:s text:c="8"/><text:span text:style-name="T1">&lt;</text:span><text:span text:style-name="T3">br</text:span><text:span text:style-name="T1">&gt;</text:span>Saraswati Shisu Vidya Mandir,Madhubani<text:span text:style-name="T1">&lt;/</text:span><text:span text:style-name="T3">br</text:span><text:span text:style-name="T1">&gt;</text:span></text:p>
      <text:p text:style-name="Preformatted_20_Text"><text:s text:c="8"/><text:span text:style-name="T1">&lt;</text:span><text:span text:style-name="T3">br</text:span><text:span text:style-name="T1">&gt;</text:span>Shiksha Niketan High School,Madhubani<text:span text:style-name="T1">&lt;/</text:span><text:span text:style-name="T3">br</text:span><text:span text:style-name="T1">&gt;</text:span></text:p>
      <text:p text:style-name="Preformatted_20_Text"><text:s text:c="8"/></text:p>
      <text:p text:style-name="Preformatted_20_Text"><text:s text:c="2"/><text:span text:style-name="T1">&lt;/</text:span><text:span text:style-name="T3">p</text:span><text:span text:style-name="T1">&gt;</text:span></text:p>
      <text:p text:style-name="Preformatted_20_Text"><text:span text:style-name="T1">&lt;/</text:span><text:span text:style-name="T3">div</text:span><text:span text:style-name="T1">&gt;</text:span></text:p>
      <text:p text:style-name="Preformatted_20_Text"/>
      <text:p text:style-name="Preformatted_20_Text"><text:span text:style-name="T1">&lt;</text:span><text:span text:style-name="T3">script</text:span><text:span text:style-name="T1">&gt;</text:span></text:p>
      <text:p text:style-name="Preformatted_20_Text"><text:span text:style-name="T1">function</text:span> openTab(evt, cityName) {</text:p>
      <text:p text:style-name="Preformatted_20_Text"><text:s text:c="4"/><text:span text:style-name="T1">var</text:span> i, tabcontent, tablinks;</text:p>
      <text:p text:style-name="Preformatted_20_Text"><text:s text:c="4"/>tabcontent = document.getElementsByClassName(<text:span text:style-name="T3">"tabcontent"</text:span>);</text:p>
      <text:p text:style-name="Preformatted_20_Text"><text:s text:c="4"/><text:span text:style-name="T1">for</text:span> (i = 0; i &lt; tabcontent.length; i++) {</text:p>
      <text:p text:style-name="Preformatted_20_Text"><text:s text:c="8"/>tabcontent[i].style.display = <text:span text:style-name="T3">"none"</text:span>;</text:p>
      <text:p text:style-name="Preformatted_20_Text"><text:s text:c="4"/>}</text:p>
      <text:p text:style-name="Preformatted_20_Text"><text:s text:c="4"/>tablinks = document.getElementsByClassName(<text:span text:style-name="T3">"tablinks"</text:span>);</text:p>
      <text:p text:style-name="Preformatted_20_Text"><text:s text:c="4"/><text:span text:style-name="T1">for</text:span> (i = 0; i &lt; tablinks.length; i++) {</text:p>
      <text:p text:style-name="Preformatted_20_Text"><text:s text:c="8"/>tablinks[i].className = tablinks[i].className.replace(<text:span text:style-name="T3">" active"</text:span>, <text:span text:style-name="T3">""</text:span>);</text:p>
      <text:p text:style-name="Preformatted_20_Text"><text:s text:c="4"/>}</text:p>
      <text:p text:style-name="Preformatted_20_Text"><text:s text:c="4"/>document.getElementById(cityName).style.display = <text:span text:style-name="T3">"block"</text:span>;</text:p>
      <text:p text:style-name="Preformatted_20_Text"><text:s text:c="4"/>evt.currentTarget.className += <text:span text:style-name="T3">" active"</text:span>;</text:p>
      <text:p text:style-name="Preformatted_20_Text">}</text:p>
      <text:p text:style-name="Preformatted_20_Text"><text:span text:style-name="T1">&lt;/</text:span><text:span text:style-name="T3">script</text:span><text:span text:style-name="T1">&gt;</text:span></text:p>
      <text:p text:style-name="Preformatted_20_Text"/>
      <text:p text:style-name="P1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S</meta:editing-duration>
    <meta:editing-cycles>3</meta:editing-cycles>
    <meta:generator>LibreOffice/5.4.0.3$Windows_x86 LibreOffice_project/7556cbc6811c9d992f4064ab9287069087d7f62c</meta:generator>
    <dc:date>2017-09-10T03:15:25.528000000</dc:date>
    <meta:document-statistic meta:table-count="0" meta:image-count="0" meta:object-count="0" meta:page-count="2" meta:paragraph-count="50" meta:word-count="155" meta:character-count="1805" meta:non-whitespace-character-count="1566"/>
    <meta:user-defined meta:name="Info 1"/>
    <meta:user-defined meta:name="Info 2"/>
    <meta:user-defined meta:name="Info 3"/>
    <meta:user-defined meta:name="Info 4"/>
  </office:meta>
</office:document-meta>
</file>